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GapEncoded10e5" table:style-name="ta1">
        <table:shapes>
          <draw:frame draw:z-index="0" draw:style-name="gr1" draw:text-style-name="P1" svg:width="16.002cm" svg:height="9.004cm" svg:x="15.621cm" svg:y="11.315cm">
            <draw:object draw:notify-on-update-of-ranges="Resultados_GapEncoded10e5.B1:Resultados_GapEncoded10e5.B1 Resultados_GapEncoded10e5.B2:Resultados_GapEncoded10e5.B51 Resultados_GapEncoded10e5.C1:Resultados_GapEncoded10e5.C1 Resultados_GapEncoded10e5.C2:Resultados_GapEncoded10e5.C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cm" svg:height="9.005cm" svg:x="15.616cm" svg:y="1.434cm">
            <draw:object draw:notify-on-update-of-ranges="Resultados_GapEncoded10e5.D1:Resultados_GapEncoded10e5.D1 Resultados_GapEncoded10e5.D2:Resultados_GapEncoded10e5.D51 Resultados_GapEncoded10e5.E1:Resultados_GapEncoded10e5.E1 Resultados_GapEncoded10e5.E2:Resultados_GapEncoded10e5.E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Iteración</text:p>
          </table:table-cell>
          <table:table-cell office:value-type="string" calcext:value-type="string">
            <text:p>Tiempo Lineal (ns)</text:p>
          </table:table-cell>
          <table:table-cell office:value-type="string" calcext:value-type="string">
            <text:p>Tiempo Normal (ns)</text:p>
          </table:table-cell>
          <table:table-cell office:value-type="string" calcext:value-type="string">
            <text:p>Promedio Lineal</text:p>
          </table:table-cell>
          <table:table-cell office:value-type="string" calcext:value-type="string">
            <text:p>Promedio Norm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 office:value-type="float" office:value="240" calcext:value-type="float">
            <text:p>240</text:p>
          </table:table-cell>
          <table:table-cell table:formula="of:=AVERAGE([.B2])" office:value-type="float" office:value="873" calcext:value-type="float">
            <text:p>873,00</text:p>
          </table:table-cell>
          <table:table-cell table:style-name="ce1" table:formula="of:=AVERAGE([.C2])" office:value-type="float" office:value="240" calcext:value-type="float">
            <text:p>240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table:formula="of:=AVERAGE([.B2];[.B3])" office:value-type="float" office:value="518.5" calcext:value-type="float">
            <text:p>518,50</text:p>
          </table:table-cell>
          <table:table-cell table:style-name="ce1" table:formula="of:=AVERAGE([.C2];[.C3])" office:value-type="float" office:value="185.5" calcext:value-type="float">
            <text:p>185,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table:formula="of:=AVERAGE([.B2:.B4])" office:value-type="float" office:value="398.333333333333" calcext:value-type="float">
            <text:p>398,33</text:p>
          </table:table-cell>
          <table:table-cell table:style-name="ce1" table:formula="of:=AVERAGE([.C2:.C4])" office:value-type="float" office:value="185" calcext:value-type="float">
            <text:p>185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189" calcext:value-type="float">
            <text:p>189</text:p>
          </table:table-cell>
          <table:table-cell table:formula="of:=AVERAGE([.B2:.B5])" office:value-type="float" office:value="332.75" calcext:value-type="float">
            <text:p>332,75</text:p>
          </table:table-cell>
          <table:table-cell table:style-name="ce1" table:formula="of:=AVERAGE([.C2:.C5])" office:value-type="float" office:value="186" calcext:value-type="float">
            <text:p>186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197" calcext:value-type="float">
            <text:p>197</text:p>
          </table:table-cell>
          <table:table-cell table:formula="of:=AVERAGE([.B2:.B6])" office:value-type="float" office:value="294.8" calcext:value-type="float">
            <text:p>294,80</text:p>
          </table:table-cell>
          <table:table-cell table:style-name="ce1" table:formula="of:=AVERAGE([.C2:.C6])" office:value-type="float" office:value="188.2" calcext:value-type="float">
            <text:p>188,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232" calcext:value-type="float">
            <text:p>232</text:p>
          </table:table-cell>
          <table:table-cell table:formula="of:=AVERAGE([.B2:.B7])" office:value-type="float" office:value="275" calcext:value-type="float">
            <text:p>275,00</text:p>
          </table:table-cell>
          <table:table-cell table:style-name="ce1" table:formula="of:=AVERAGE([.C2:.C7])" office:value-type="float" office:value="195.5" calcext:value-type="float">
            <text:p>195,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table:formula="of:=AVERAGE([.B2:.B8])" office:value-type="float" office:value="260" calcext:value-type="float">
            <text:p>260,00</text:p>
          </table:table-cell>
          <table:table-cell table:style-name="ce1" table:formula="of:=AVERAGE([.C2:.C8])" office:value-type="float" office:value="186.714285714286" calcext:value-type="float">
            <text:p>186,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table:formula="of:=AVERAGE([.B2:.B9])" office:value-type="float" office:value="246" calcext:value-type="float">
            <text:p>246,00</text:p>
          </table:table-cell>
          <table:table-cell table:style-name="ce1" table:formula="of:=AVERAGE([.C2:.C9])" office:value-type="float" office:value="180.75" calcext:value-type="float">
            <text:p>180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table:formula="of:=AVERAGE([.B2:.B10])" office:value-type="float" office:value="236.111111111111" calcext:value-type="float">
            <text:p>236,11</text:p>
          </table:table-cell>
          <table:table-cell table:style-name="ce1" table:formula="of:=AVERAGE([.C2:.C10])" office:value-type="float" office:value="176.222222222222" calcext:value-type="float">
            <text:p>176,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287" calcext:value-type="float">
            <text:p>287</text:p>
          </table:table-cell>
          <table:table-cell table:formula="of:=AVERAGE([.B2:.B11])" office:value-type="float" office:value="227" calcext:value-type="float">
            <text:p>227,00</text:p>
          </table:table-cell>
          <table:table-cell table:style-name="ce1" table:formula="of:=AVERAGE([.C2:.C11])" office:value-type="float" office:value="187.3" calcext:value-type="float">
            <text:p>187,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  <table:table-cell table:formula="of:=AVERAGE([.B2:.B12])" office:value-type="float" office:value="219.636363636364" calcext:value-type="float">
            <text:p>219,64</text:p>
          </table:table-cell>
          <table:table-cell table:style-name="ce1" table:formula="of:=AVERAGE([.C2:.C12])" office:value-type="float" office:value="182.181818181818" calcext:value-type="float">
            <text:p>182,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215" calcext:value-type="float">
            <text:p>215</text:p>
          </table:table-cell>
          <table:table-cell table:formula="of:=AVERAGE([.B2:.B13])" office:value-type="float" office:value="213.416666666667" calcext:value-type="float">
            <text:p>213,42</text:p>
          </table:table-cell>
          <table:table-cell table:style-name="ce1" table:formula="of:=AVERAGE([.C2:.C13])" office:value-type="float" office:value="184.916666666667" calcext:value-type="float">
            <text:p>184,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131" calcext:value-type="float">
            <text:p>131</text:p>
          </table:table-cell>
          <table:table-cell table:formula="of:=AVERAGE([.B2:.B14])" office:value-type="float" office:value="207.769230769231" calcext:value-type="float">
            <text:p>207,77</text:p>
          </table:table-cell>
          <table:table-cell table:style-name="ce1" table:formula="of:=AVERAGE([.C2:.C14])" office:value-type="float" office:value="180.769230769231" calcext:value-type="float">
            <text:p>180,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6" calcext:value-type="float">
            <text:p>146</text:p>
          </table:table-cell>
          <table:table-cell office:value-type="float" office:value="134" calcext:value-type="float">
            <text:p>134</text:p>
          </table:table-cell>
          <table:table-cell table:formula="of:=AVERAGE([.B2:.B15])" office:value-type="float" office:value="203.357142857143" calcext:value-type="float">
            <text:p>203,36</text:p>
          </table:table-cell>
          <table:table-cell table:style-name="ce1" table:formula="of:=AVERAGE([.C2:.C15])" office:value-type="float" office:value="177.428571428571" calcext:value-type="float">
            <text:p>177,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office:value-type="float" office:value="127" calcext:value-type="float">
            <text:p>127</text:p>
          </table:table-cell>
          <table:table-cell table:formula="of:=AVERAGE([.B2:.B16])" office:value-type="float" office:value="202.866666666667" calcext:value-type="float">
            <text:p>202,87</text:p>
          </table:table-cell>
          <table:table-cell table:style-name="ce1" table:formula="of:=AVERAGE([.C2:.C16])" office:value-type="float" office:value="174.066666666667" calcext:value-type="float">
            <text:p>174,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table:formula="of:=AVERAGE([.B2:.B17])" office:value-type="float" office:value="199.3125" calcext:value-type="float">
            <text:p>199,31</text:p>
          </table:table-cell>
          <table:table-cell table:style-name="ce1" table:formula="of:=AVERAGE([.C2:.C17])" office:value-type="float" office:value="170.75" calcext:value-type="float">
            <text:p>170,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table:formula="of:=AVERAGE([.B2:.B18])" office:value-type="float" office:value="196.647058823529" calcext:value-type="float">
            <text:p>196,65</text:p>
          </table:table-cell>
          <table:table-cell table:style-name="ce1" table:formula="of:=AVERAGE([.C2:.C18])" office:value-type="float" office:value="169.176470588235" calcext:value-type="float">
            <text:p>169,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table:formula="of:=AVERAGE([.B2:.B19])" office:value-type="float" office:value="194.055555555556" calcext:value-type="float">
            <text:p>194,06</text:p>
          </table:table-cell>
          <table:table-cell table:style-name="ce1" table:formula="of:=AVERAGE([.C2:.C19])" office:value-type="float" office:value="167.277777777778" calcext:value-type="float">
            <text:p>167,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6" calcext:value-type="float">
            <text:p>146</text:p>
          </table:table-cell>
          <table:table-cell office:value-type="float" office:value="133" calcext:value-type="float">
            <text:p>133</text:p>
          </table:table-cell>
          <table:table-cell table:formula="of:=AVERAGE([.B2:.B20])" office:value-type="float" office:value="191.526315789474" calcext:value-type="float">
            <text:p>191,53</text:p>
          </table:table-cell>
          <table:table-cell table:style-name="ce1" table:formula="of:=AVERAGE([.C2:.C20])" office:value-type="float" office:value="165.473684210526" calcext:value-type="float">
            <text:p>165,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7" calcext:value-type="float">
            <text:p>157</text:p>
          </table:table-cell>
          <table:table-cell office:value-type="float" office:value="209" calcext:value-type="float">
            <text:p>209</text:p>
          </table:table-cell>
          <table:table-cell table:formula="of:=AVERAGE([.B2:.B21])" office:value-type="float" office:value="189.8" calcext:value-type="float">
            <text:p>189,80</text:p>
          </table:table-cell>
          <table:table-cell table:style-name="ce1" table:formula="of:=AVERAGE([.C2:.C21])" office:value-type="float" office:value="167.65" calcext:value-type="float">
            <text:p>167,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3" calcext:value-type="float">
            <text:p>163</text:p>
          </table:table-cell>
          <table:table-cell office:value-type="float" office:value="122" calcext:value-type="float">
            <text:p>122</text:p>
          </table:table-cell>
          <table:table-cell table:formula="of:=AVERAGE([.B2:.B22])" office:value-type="float" office:value="188.52380952381" calcext:value-type="float">
            <text:p>188,52</text:p>
          </table:table-cell>
          <table:table-cell table:style-name="ce1" table:formula="of:=AVERAGE([.C2:.C22])" office:value-type="float" office:value="165.47619047619" calcext:value-type="float">
            <text:p>165,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 table:formula="of:=AVERAGE([.B2:.B23])" office:value-type="float" office:value="186.227272727273" calcext:value-type="float">
            <text:p>186,23</text:p>
          </table:table-cell>
          <table:table-cell table:style-name="ce1" table:formula="of:=AVERAGE([.C2:.C23])" office:value-type="float" office:value="163.409090909091" calcext:value-type="float">
            <text:p>163,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table:formula="of:=AVERAGE([.B2:.B24])" office:value-type="float" office:value="183.826086956522" calcext:value-type="float">
            <text:p>183,83</text:p>
          </table:table-cell>
          <table:table-cell table:style-name="ce1" table:formula="of:=AVERAGE([.C2:.C24])" office:value-type="float" office:value="161.95652173913" calcext:value-type="float">
            <text:p>161,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7" calcext:value-type="float">
            <text:p>177</text:p>
          </table:table-cell>
          <table:table-cell office:value-type="float" office:value="121" calcext:value-type="float">
            <text:p>121</text:p>
          </table:table-cell>
          <table:table-cell table:formula="of:=AVERAGE([.B2:.B25])" office:value-type="float" office:value="183.541666666667" calcext:value-type="float">
            <text:p>183,54</text:p>
          </table:table-cell>
          <table:table-cell table:style-name="ce1" table:formula="of:=AVERAGE([.C2:.C25])" office:value-type="float" office:value="160.25" calcext:value-type="float">
            <text:p>160,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5" calcext:value-type="float">
            <text:p>205</text:p>
          </table:table-cell>
          <table:table-cell office:value-type="float" office:value="134" calcext:value-type="float">
            <text:p>134</text:p>
          </table:table-cell>
          <table:table-cell table:formula="of:=AVERAGE([.B2:.B26])" office:value-type="float" office:value="184.4" calcext:value-type="float">
            <text:p>184,40</text:p>
          </table:table-cell>
          <table:table-cell table:style-name="ce1" table:formula="of:=AVERAGE([.C2:.C26])" office:value-type="float" office:value="159.2" calcext:value-type="float">
            <text:p>159,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formula="of:=AVERAGE([.B2:.B27])" office:value-type="float" office:value="182.192307692308" calcext:value-type="float">
            <text:p>182,19</text:p>
          </table:table-cell>
          <table:table-cell table:style-name="ce1" table:formula="of:=AVERAGE([.C2:.C27])" office:value-type="float" office:value="158" calcext:value-type="float">
            <text:p>158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125" calcext:value-type="float">
            <text:p>125</text:p>
          </table:table-cell>
          <table:table-cell table:formula="of:=AVERAGE([.B2:.B28])" office:value-type="float" office:value="180.740740740741" calcext:value-type="float">
            <text:p>180,74</text:p>
          </table:table-cell>
          <table:table-cell table:style-name="ce1" table:formula="of:=AVERAGE([.C2:.C28])" office:value-type="float" office:value="156.777777777778" calcext:value-type="float">
            <text:p>156,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3" calcext:value-type="float">
            <text:p>133</text:p>
          </table:table-cell>
          <table:table-cell office:value-type="float" office:value="185" calcext:value-type="float">
            <text:p>185</text:p>
          </table:table-cell>
          <table:table-cell table:formula="of:=AVERAGE([.B2];[.B29])" office:value-type="float" office:value="503" calcext:value-type="float">
            <text:p>503,00</text:p>
          </table:table-cell>
          <table:table-cell table:style-name="ce1" table:formula="of:=AVERAGE([.C2];[.C29])" office:value-type="float" office:value="212.5" calcext:value-type="float">
            <text:p>212,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table:formula="of:=AVERAGE([.B2];[.B30])" office:value-type="float" office:value="503" calcext:value-type="float">
            <text:p>503,00</text:p>
          </table:table-cell>
          <table:table-cell table:style-name="ce1" table:formula="of:=AVERAGE([.C2];[.C30])" office:value-type="float" office:value="194.5" calcext:value-type="float">
            <text:p>194,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table:formula="of:=AVERAGE([.B2:.B31])" office:value-type="float" office:value="175.633333333333" calcext:value-type="float">
            <text:p>175,63</text:p>
          </table:table-cell>
          <table:table-cell table:style-name="ce1" table:formula="of:=AVERAGE([.C2:.C31])" office:value-type="float" office:value="156.433333333333" calcext:value-type="float">
            <text:p>156,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table:formula="of:=AVERAGE([.B2:.B32])" office:value-type="float" office:value="175.129032258065" calcext:value-type="float">
            <text:p>175,13</text:p>
          </table:table-cell>
          <table:table-cell table:style-name="ce1" table:formula="of:=AVERAGE([.C2:.C32])" office:value-type="float" office:value="155.677419354839" calcext:value-type="float">
            <text:p>155,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6" calcext:value-type="float">
            <text:p>146</text:p>
          </table:table-cell>
          <table:table-cell office:value-type="float" office:value="187" calcext:value-type="float">
            <text:p>187</text:p>
          </table:table-cell>
          <table:table-cell table:formula="of:=AVERAGE([.B2:.B33])" office:value-type="float" office:value="174.21875" calcext:value-type="float">
            <text:p>174,22</text:p>
          </table:table-cell>
          <table:table-cell table:style-name="ce1" table:formula="of:=AVERAGE([.C2:.C33])" office:value-type="float" office:value="156.65625" calcext:value-type="float">
            <text:p>156,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table:formula="of:=AVERAGE([.B2:.B34])" office:value-type="float" office:value="173.060606060606" calcext:value-type="float">
            <text:p>173,06</text:p>
          </table:table-cell>
          <table:table-cell table:style-name="ce1" table:formula="of:=AVERAGE([.C2:.C34])" office:value-type="float" office:value="155.909090909091" calcext:value-type="float">
            <text:p>155,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7" calcext:value-type="float">
            <text:p>127</text:p>
          </table:table-cell>
          <table:table-cell office:value-type="float" office:value="249" calcext:value-type="float">
            <text:p>249</text:p>
          </table:table-cell>
          <table:table-cell table:formula="of:=AVERAGE([.B2:.B35])" office:value-type="float" office:value="171.705882352941" calcext:value-type="float">
            <text:p>171,71</text:p>
          </table:table-cell>
          <table:table-cell table:style-name="ce1" table:formula="of:=AVERAGE([.C2:.C35])" office:value-type="float" office:value="158.647058823529" calcext:value-type="float">
            <text:p>158,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office:value-type="float" office:value="164" calcext:value-type="float">
            <text:p>164</text:p>
          </table:table-cell>
          <table:table-cell table:formula="of:=AVERAGE([.B2:.B36])" office:value-type="float" office:value="170.485714285714" calcext:value-type="float">
            <text:p>170,49</text:p>
          </table:table-cell>
          <table:table-cell table:style-name="ce1" table:formula="of:=AVERAGE([.C2:.C36])" office:value-type="float" office:value="158.8" calcext:value-type="float">
            <text:p>158,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table:formula="of:=AVERAGE([.B2:.B37])" office:value-type="float" office:value="169.277777777778" calcext:value-type="float">
            <text:p>169,28</text:p>
          </table:table-cell>
          <table:table-cell table:style-name="ce1" table:formula="of:=AVERAGE([.C2:.C37])" office:value-type="float" office:value="157.583333333333" calcext:value-type="float">
            <text:p>157,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  <table:table-cell table:formula="of:=AVERAGE([.B2:.B38])" office:value-type="float" office:value="168.783783783784" calcext:value-type="float">
            <text:p>168,78</text:p>
          </table:table-cell>
          <table:table-cell table:style-name="ce1" table:formula="of:=AVERAGE([.C2:.C38])" office:value-type="float" office:value="156.972972972973" calcext:value-type="float">
            <text:p>156,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table:formula="of:=AVERAGE([.B2:.B39])" office:value-type="float" office:value="167.552631578947" calcext:value-type="float">
            <text:p>167,55</text:p>
          </table:table-cell>
          <table:table-cell table:style-name="ce1" table:formula="of:=AVERAGE([.C2:.C39])" office:value-type="float" office:value="156.131578947368" calcext:value-type="float">
            <text:p>156,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formula="of:=AVERAGE([.B2:.B40])" office:value-type="float" office:value="166.589743589744" calcext:value-type="float">
            <text:p>166,59</text:p>
          </table:table-cell>
          <table:table-cell table:style-name="ce1" table:formula="of:=AVERAGE([.C2:.C40])" office:value-type="float" office:value="155.410256410256" calcext:value-type="float">
            <text:p>155,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203" calcext:value-type="float">
            <text:p>203</text:p>
          </table:table-cell>
          <table:table-cell table:formula="of:=AVERAGE([.B2:.B41])" office:value-type="float" office:value="165.625" calcext:value-type="float">
            <text:p>165,63</text:p>
          </table:table-cell>
          <table:table-cell table:style-name="ce1" table:formula="of:=AVERAGE([.C2:.C41])" office:value-type="float" office:value="156.6" calcext:value-type="float">
            <text:p>156,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table:formula="of:=AVERAGE([.B2:.B42])" office:value-type="float" office:value="164.560975609756" calcext:value-type="float">
            <text:p>164,56</text:p>
          </table:table-cell>
          <table:table-cell table:style-name="ce1" table:formula="of:=AVERAGE([.C2:.C42])" office:value-type="float" office:value="156.292682926829" calcext:value-type="float">
            <text:p>156,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table:formula="of:=AVERAGE([.B2:.B43])" office:value-type="float" office:value="163.857142857143" calcext:value-type="float">
            <text:p>163,86</text:p>
          </table:table-cell>
          <table:table-cell table:style-name="ce1" table:formula="of:=AVERAGE([.C2:.C43])" office:value-type="float" office:value="155.071428571429" calcext:value-type="float">
            <text:p>155,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3" calcext:value-type="float">
            <text:p>193</text:p>
          </table:table-cell>
          <table:table-cell office:value-type="float" office:value="136" calcext:value-type="float">
            <text:p>136</text:p>
          </table:table-cell>
          <table:table-cell table:formula="of:=AVERAGE([.B2:.B44])" office:value-type="float" office:value="164.53488372093" calcext:value-type="float">
            <text:p>164,53</text:p>
          </table:table-cell>
          <table:table-cell table:style-name="ce1" table:formula="of:=AVERAGE([.C2:.C44])" office:value-type="float" office:value="154.627906976744" calcext:value-type="float">
            <text:p>154,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table:formula="of:=AVERAGE([.B2:.B45])" office:value-type="float" office:value="163.636363636364" calcext:value-type="float">
            <text:p>163,64</text:p>
          </table:table-cell>
          <table:table-cell table:style-name="ce1" table:formula="of:=AVERAGE([.C2:.C45])" office:value-type="float" office:value="154.204545454545" calcext:value-type="float">
            <text:p>154,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formula="of:=AVERAGE([.B2:.B46])" office:value-type="float" office:value="162.777777777778" calcext:value-type="float">
            <text:p>162,78</text:p>
          </table:table-cell>
          <table:table-cell table:style-name="ce1" table:formula="of:=AVERAGE([.C2:.C46])" office:value-type="float" office:value="153.577777777778" calcext:value-type="float">
            <text:p>153,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table:formula="of:=AVERAGE([.B2:.B47])" office:value-type="float" office:value="161.913043478261" calcext:value-type="float">
            <text:p>161,91</text:p>
          </table:table-cell>
          <table:table-cell table:style-name="ce1" table:formula="of:=AVERAGE([.C2:.C47])" office:value-type="float" office:value="153.369565217391" calcext:value-type="float">
            <text:p>153,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table:formula="of:=AVERAGE([.B2:.B48])" office:value-type="float" office:value="161.212765957447" calcext:value-type="float">
            <text:p>161,21</text:p>
          </table:table-cell>
          <table:table-cell table:style-name="ce1" table:formula="of:=AVERAGE([.C2:.C48])" office:value-type="float" office:value="152.723404255319" calcext:value-type="float">
            <text:p>152,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table:formula="of:=AVERAGE([.B2:.B49])" office:value-type="float" office:value="160.4375" calcext:value-type="float">
            <text:p>160,44</text:p>
          </table:table-cell>
          <table:table-cell table:style-name="ce1" table:formula="of:=AVERAGE([.C2:.C49])" office:value-type="float" office:value="152.1875" calcext:value-type="float">
            <text:p>152,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table:formula="of:=AVERAGE([.B2:.B50])" office:value-type="float" office:value="159.877551020408" calcext:value-type="float">
            <text:p>159,88</text:p>
          </table:table-cell>
          <table:table-cell table:style-name="ce1" table:formula="of:=AVERAGE([.C2:.C50])" office:value-type="float" office:value="151.551020408163" calcext:value-type="float">
            <text:p>151,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table:formula="of:=AVERAGE([.B2:.B51])" office:value-type="float" office:value="159.44" calcext:value-type="float">
            <text:p>159,44</text:p>
          </table:table-cell>
          <table:table-cell table:style-name="ce1" table:formula="of:=AVERAGE([.C2:.C51])" office:value-type="float" office:value="151.34" calcext:value-type="float">
            <text:p>151,34</text:p>
          </table:table-cell>
        </table:table-row>
        <table:table-row table:style-name="ro1" table:number-rows-repeated="10485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 style:data-style-name="N2" text:time-value="03:22:05.82689081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9T03:23:00.616835862</dc:date>
    <meta:editing-duration>PT22M33S</meta:editing-duration>
    <meta:editing-cycles>2</meta:editing-cycles>
    <meta:generator>LibreOffice/7.5.5.2$Linux_X86_64 LibreOffice_project/50$Build-2</meta:generator>
    <meta:document-statistic meta:table-count="1" meta:cell-count="25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line" chart:style-name="ch1">
        <chart:title svg:x="3.658cm" svg:y="0.316cm" chart:style-name="ch2">
          <text:p>Tiempo Búsqueda Binaria Gap-Coded 10e5</text:p>
        </chart:title>
        <chart:legend chart:legend-position="end" svg:x="11.643cm" svg:y="3.954cm" style:legend-expansion="high" chart:style-name="ch3"/>
        <chart:plot-area chart:style-name="ch4" table:cell-range-address="Resultados_GapEncoded10e5.B1:Resultados_GapEncoded10e5.C51" chart:data-source-has-labels="row" svg:x="1.331cm" svg:y="1.275cm" svg:width="9.992cm" svg:height="6.569cm">
          <chart:coordinate-region svg:x="2.323cm" svg:y="1.474cm" svg:width="9cm" svg:height="5.578cm"/>
          <chart:axis chart:dimension="x" chart:name="primary-x" chart:style-name="ch5">
            <chart:title svg:x="5.648cm" svg:y="8.024cm" chart:style-name="ch6">
              <text:p>Iteración</text:p>
            </chart:title>
          </chart:axis>
          <chart:axis chart:dimension="y" chart:name="primary-y" chart:style-name="ch5">
            <chart:title svg:x="0.451cm" svg:y="5.476cm" chart:style-name="ch7">
              <text:p>Tiempo (ns)</text:p>
            </chart:title>
            <chart:grid chart:style-name="ch8" chart:class="major"/>
          </chart:axis>
          <chart:series chart:style-name="ch9" chart:values-cell-range-address="Resultados_GapEncoded10e5.B2:Resultados_GapEncoded10e5.B51" chart:label-cell-address="Resultados_GapEncoded10e5.B1:Resultados_GapEncoded10e5.B1" chart:class="chart:line">
            <chart:data-point chart:repeated="50"/>
          </chart:series>
          <chart:series chart:style-name="ch10" chart:values-cell-range-address="Resultados_GapEncoded10e5.C2:Resultados_GapEncoded10e5.C51" chart:label-cell-address="Resultados_GapEncoded10e5.C1:Resultados_GapEncoded10e5.C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Lineal (ns)</text:p>
                <draw:g>
                  <svg:desc>Resultados_GapEncoded10e5.B1:Resultados_GapEncoded10e5.B1</svg:desc>
                </draw:g>
              </table:table-cell>
              <table:table-cell office:value-type="string">
                <text:p>Tiempo Normal (ns)</text:p>
                <draw:g>
                  <svg:desc>Resultados_GapEncoded10e5.C1:Resultados_GapEncoded10e5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3">
                <text:p>873</text:p>
                <draw:g>
                  <svg:desc>Resultados_GapEncoded10e5.B2:Resultados_GapEncoded10e5.B51</svg:desc>
                </draw:g>
              </table:table-cell>
              <table:table-cell office:value-type="float" office:value="240">
                <text:p>240</text:p>
                <draw:g>
                  <svg:desc>Resultados_GapEncoded10e5.C2:Resultados_GapEncoded10e5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">
                <text:p>16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">
                <text:p>15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">
                <text:p>13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">
                <text:p>14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6">
                <text:p>17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">
                <text:p>17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">
                <text:p>14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">
                <text:p>15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">
                <text:p>14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6">
                <text:p>14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">
                <text:p>14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6">
                <text:p>19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">
                <text:p>14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">
                <text:p>1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">
                <text:p>14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">
                <text:p>15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">
                <text:p>16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8">
                <text:p>1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">
                <text:p>13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7">
                <text:p>17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5">
                <text:p>20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3">
                <text:p>14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">
                <text:p>13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">
                <text:p>13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">
                <text:p>12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">
                <text:p>16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">
                <text:p>14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6">
                <text:p>13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7">
                <text:p>12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9">
                <text:p>12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7">
                <text:p>12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">
                <text:p>15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0">
                <text:p>1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">
                <text:p>12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2">
                <text:p>12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5">
                <text:p>13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">
                <text:p>19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5">
                <text:p>1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3">
                <text:p>12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9">
                <text:p>12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3">
                <text:p>13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title svg:x="4.305cm" svg:y="0.316cm" chart:style-name="ch2">
          <text:p>Tiempo Promedio GapEncoded 10e5</text:p>
        </chart:title>
        <chart:legend chart:legend-position="end" svg:x="12.011cm" svg:y="3.955cm" style:legend-expansion="high" chart:style-name="ch3"/>
        <chart:plot-area chart:style-name="ch4" table:cell-range-address="Resultados_GapEncoded10e5.D1:Resultados_GapEncoded10e5.E51" chart:data-source-has-labels="row" svg:x="1.331cm" svg:y="1.275cm" svg:width="10.36cm" svg:height="6.57cm">
          <chart:coordinate-region svg:x="2.799cm" svg:y="1.474cm" svg:width="8.892cm" svg:height="5.579cm"/>
          <chart:axis chart:dimension="x" chart:name="primary-x" chart:style-name="ch5">
            <chart:title svg:x="5.832cm" svg:y="8.025cm" chart:style-name="ch6">
              <text:p>Iteración</text:p>
            </chart:title>
          </chart:axis>
          <chart:axis chart:dimension="y" chart:name="primary-y" chart:style-name="ch7">
            <chart:title svg:x="0.451cm" svg:y="5.636cm" chart:style-name="ch8">
              <text:p>Promedio (ns)</text:p>
            </chart:title>
            <chart:grid chart:style-name="ch9" chart:class="major"/>
          </chart:axis>
          <chart:series chart:style-name="ch10" chart:values-cell-range-address="Resultados_GapEncoded10e5.D2:Resultados_GapEncoded10e5.D51" chart:label-cell-address="Resultados_GapEncoded10e5.D1:Resultados_GapEncoded10e5.D1" chart:class="chart:line">
            <chart:data-point chart:repeated="50"/>
          </chart:series>
          <chart:series chart:style-name="ch11" chart:values-cell-range-address="Resultados_GapEncoded10e5.E2:Resultados_GapEncoded10e5.E51" chart:label-cell-address="Resultados_GapEncoded10e5.E1:Resultados_GapEncoded10e5.E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Lineal</text:p>
                <draw:g>
                  <svg:desc>Resultados_GapEncoded10e5.D1:Resultados_GapEncoded10e5.D1</svg:desc>
                </draw:g>
              </table:table-cell>
              <table:table-cell office:value-type="string">
                <text:p>Promedio Normal</text:p>
                <draw:g>
                  <svg:desc>Resultados_GapEncoded10e5.E1:Resultados_GapEncoded10e5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3">
                <text:p>873</text:p>
                <draw:g>
                  <svg:desc>Resultados_GapEncoded10e5.D2:Resultados_GapEncoded10e5.D51</svg:desc>
                </draw:g>
              </table:table-cell>
              <table:table-cell office:value-type="float" office:value="240">
                <text:p>240</text:p>
                <draw:g>
                  <svg:desc>Resultados_GapEncoded10e5.E2:Resultados_GapEncoded10e5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8.5">
                <text:p>518.5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.75">
                <text:p>332.7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4.8">
                <text:p>294.8</text:p>
              </table:table-cell>
              <table:table-cell office:value-type="float" office:value="188.2">
                <text:p>188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">
                <text:p>275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">
                <text:p>260</text:p>
              </table:table-cell>
              <table:table-cell office:value-type="float" office:value="186.714285714286">
                <text:p>186.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6">
                <text:p>246</text:p>
              </table:table-cell>
              <table:table-cell office:value-type="float" office:value="180.75">
                <text:p>18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6.111111111111">
                <text:p>236.111111111111</text:p>
              </table:table-cell>
              <table:table-cell office:value-type="float" office:value="176.222222222222">
                <text:p>176.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7">
                <text:p>227</text:p>
              </table:table-cell>
              <table:table-cell office:value-type="float" office:value="187.3">
                <text:p>187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9.636363636364">
                <text:p>219.636363636364</text:p>
              </table:table-cell>
              <table:table-cell office:value-type="float" office:value="182.181818181818">
                <text:p>182.181818181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3.416666666667">
                <text:p>213.416666666667</text:p>
              </table:table-cell>
              <table:table-cell office:value-type="float" office:value="184.916666666667">
                <text:p>184.9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7.769230769231">
                <text:p>207.769230769231</text:p>
              </table:table-cell>
              <table:table-cell office:value-type="float" office:value="180.769230769231">
                <text:p>180.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3.357142857143">
                <text:p>203.357142857143</text:p>
              </table:table-cell>
              <table:table-cell office:value-type="float" office:value="177.428571428571">
                <text:p>177.428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.866666666667">
                <text:p>202.866666666667</text:p>
              </table:table-cell>
              <table:table-cell office:value-type="float" office:value="174.066666666667">
                <text:p>174.0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.3125">
                <text:p>199.3125</text:p>
              </table:table-cell>
              <table:table-cell office:value-type="float" office:value="170.75">
                <text:p>170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6.647058823529">
                <text:p>196.647058823529</text:p>
              </table:table-cell>
              <table:table-cell office:value-type="float" office:value="169.176470588235">
                <text:p>169.1764705882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4.055555555556">
                <text:p>194.055555555556</text:p>
              </table:table-cell>
              <table:table-cell office:value-type="float" office:value="167.277777777778">
                <text:p>167.27777777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.526315789474">
                <text:p>191.526315789474</text:p>
              </table:table-cell>
              <table:table-cell office:value-type="float" office:value="165.473684210526">
                <text:p>165.473684210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9.8">
                <text:p>189.8</text:p>
              </table:table-cell>
              <table:table-cell office:value-type="float" office:value="167.65">
                <text:p>167.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8.52380952381">
                <text:p>188.52380952381</text:p>
              </table:table-cell>
              <table:table-cell office:value-type="float" office:value="165.47619047619">
                <text:p>165.4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6.227272727273">
                <text:p>186.227272727273</text:p>
              </table:table-cell>
              <table:table-cell office:value-type="float" office:value="163.409090909091">
                <text:p>163.409090909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3.826086956522">
                <text:p>183.826086956522</text:p>
              </table:table-cell>
              <table:table-cell office:value-type="float" office:value="161.95652173913">
                <text:p>161.95652173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3.541666666667">
                <text:p>183.541666666667</text:p>
              </table:table-cell>
              <table:table-cell office:value-type="float" office:value="160.25">
                <text:p>160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4.4">
                <text:p>184.4</text:p>
              </table:table-cell>
              <table:table-cell office:value-type="float" office:value="159.2">
                <text:p>159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2.192307692308">
                <text:p>182.19230769230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.740740740741">
                <text:p>180.740740740741</text:p>
              </table:table-cell>
              <table:table-cell office:value-type="float" office:value="156.777777777778">
                <text:p>156.7777777777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3">
                <text:p>503</text:p>
              </table:table-cell>
              <table:table-cell office:value-type="float" office:value="212.5">
                <text:p>21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3">
                <text:p>503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5.633333333333">
                <text:p>175.633333333333</text:p>
              </table:table-cell>
              <table:table-cell office:value-type="float" office:value="156.433333333333">
                <text:p>156.4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5.129032258065">
                <text:p>175.129032258065</text:p>
              </table:table-cell>
              <table:table-cell office:value-type="float" office:value="155.677419354839">
                <text:p>155.6774193548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4.21875">
                <text:p>174.21875</text:p>
              </table:table-cell>
              <table:table-cell office:value-type="float" office:value="156.65625">
                <text:p>156.65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3.060606060606">
                <text:p>173.060606060606</text:p>
              </table:table-cell>
              <table:table-cell office:value-type="float" office:value="155.909090909091">
                <text:p>155.9090909090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1.705882352941">
                <text:p>171.705882352941</text:p>
              </table:table-cell>
              <table:table-cell office:value-type="float" office:value="158.647058823529">
                <text:p>158.6470588235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.485714285714">
                <text:p>170.485714285714</text:p>
              </table:table-cell>
              <table:table-cell office:value-type="float" office:value="158.8">
                <text:p>158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9.277777777778">
                <text:p>169.277777777778</text:p>
              </table:table-cell>
              <table:table-cell office:value-type="float" office:value="157.583333333333">
                <text:p>157.58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8.783783783784">
                <text:p>168.783783783784</text:p>
              </table:table-cell>
              <table:table-cell office:value-type="float" office:value="156.972972972973">
                <text:p>156.9729729729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7.552631578947">
                <text:p>167.552631578947</text:p>
              </table:table-cell>
              <table:table-cell office:value-type="float" office:value="156.131578947368">
                <text:p>156.131578947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6.589743589744">
                <text:p>166.589743589744</text:p>
              </table:table-cell>
              <table:table-cell office:value-type="float" office:value="155.410256410256">
                <text:p>155.410256410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.625">
                <text:p>165.625</text:p>
              </table:table-cell>
              <table:table-cell office:value-type="float" office:value="156.6">
                <text:p>156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.560975609756">
                <text:p>164.560975609756</text:p>
              </table:table-cell>
              <table:table-cell office:value-type="float" office:value="156.292682926829">
                <text:p>156.2926829268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3.857142857143">
                <text:p>163.857142857143</text:p>
              </table:table-cell>
              <table:table-cell office:value-type="float" office:value="155.071428571429">
                <text:p>155.0714285714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4.53488372093">
                <text:p>164.53488372093</text:p>
              </table:table-cell>
              <table:table-cell office:value-type="float" office:value="154.627906976744">
                <text:p>154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3.636363636364">
                <text:p>163.636363636364</text:p>
              </table:table-cell>
              <table:table-cell office:value-type="float" office:value="154.204545454545">
                <text:p>154.204545454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2.777777777778">
                <text:p>162.777777777778</text:p>
              </table:table-cell>
              <table:table-cell office:value-type="float" office:value="153.577777777778">
                <text:p>153.577777777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1.913043478261">
                <text:p>161.913043478261</text:p>
              </table:table-cell>
              <table:table-cell office:value-type="float" office:value="153.369565217391">
                <text:p>153.3695652173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1.212765957447">
                <text:p>161.212765957447</text:p>
              </table:table-cell>
              <table:table-cell office:value-type="float" office:value="152.723404255319">
                <text:p>152.7234042553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0.4375">
                <text:p>160.4375</text:p>
              </table:table-cell>
              <table:table-cell office:value-type="float" office:value="152.1875">
                <text:p>152.1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9.877551020408">
                <text:p>159.877551020408</text:p>
              </table:table-cell>
              <table:table-cell office:value-type="float" office:value="151.551020408163">
                <text:p>151.5510204081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9.44">
                <text:p>159.44</text:p>
              </table:table-cell>
              <table:table-cell office:value-type="float" office:value="151.34">
                <text:p>151.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